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paragraph-rsid="001ba36a" style:font-weight-asian="bold"/>
    </style:style>
    <style:style style:name="P2" style:family="paragraph" style:parent-style-name="Standard">
      <style:text-properties fo:font-size="10pt" officeooo:rsid="001ba36a" officeooo:paragraph-rsid="001ba36a" style:font-size-asian="10pt" style:font-size-complex="10pt"/>
    </style:style>
    <style:style style:name="P3" style:family="paragraph" style:parent-style-name="Standard">
      <style:text-properties fo:font-size="10pt" fo:font-weight="normal" officeooo:rsid="001ba36a" officeooo:paragraph-rsid="001ba36a" style:font-size-asian="10pt" style:font-weight-asian="normal" style:font-size-complex="10pt" style:font-weight-complex="normal"/>
    </style:style>
    <style:style style:name="P4" style:family="paragraph" style:parent-style-name="Standard">
      <style:text-properties officeooo:paragraph-rsid="002661c9"/>
    </style:style>
    <style:style style:name="P5" style:family="paragraph" style:parent-style-name="Preformatted_20_Text">
      <style:text-properties officeooo:paragraph-rsid="001ba36a"/>
    </style:style>
    <style:style style:name="P6" style:family="paragraph" style:parent-style-name="Preformatted_20_Text">
      <style:text-properties officeooo:rsid="001d222c" officeooo:paragraph-rsid="001f5158"/>
    </style:style>
    <style:style style:name="P7" style:family="paragraph" style:parent-style-name="Preformatted_20_Text">
      <style:text-properties officeooo:rsid="00212dc2" officeooo:paragraph-rsid="00212dc2"/>
    </style:style>
    <style:style style:name="P8" style:family="paragraph" style:parent-style-name="Preformatted_20_Text">
      <style:text-properties officeooo:rsid="00212dc2" officeooo:paragraph-rsid="0022d8d4"/>
    </style:style>
    <style:style style:name="P9" style:family="paragraph" style:parent-style-name="Preformatted_20_Text">
      <style:text-properties officeooo:rsid="0022d8d4" officeooo:paragraph-rsid="0022d8d4"/>
    </style:style>
    <style:style style:name="T1" style:family="text">
      <style:text-properties style:font-name="Calibri" fo:language="en" fo:country="US" fo:font-weight="bold" style:font-weight-asian="bold"/>
    </style:style>
    <style:style style:name="T2" style:family="text">
      <style:text-properties style:font-name="Calibri" fo:language="en" fo:country="US"/>
    </style:style>
    <style:style style:name="T3" style:family="text">
      <style:text-properties style:font-name="Calibri" fo:font-size="10pt" fo:language="en" fo:country="US" fo:font-weight="normal" officeooo:rsid="001ba36a" style:font-size-asian="10pt" style:font-weight-asian="normal" style:font-size-complex="10pt" style:font-weight-complex="normal"/>
    </style:style>
    <style:style style:name="T4" style:family="text">
      <style:text-properties fo:font-size="16pt" fo:font-weight="bold" style:font-size-asian="16pt" style:font-weight-asian="bold" style:font-weight-complex="bold"/>
    </style:style>
    <style:style style:name="T5" style:family="text">
      <style:text-properties fo:font-size="16pt" fo:font-weight="bold" officeooo:rsid="002661c9" style:font-size-asian="16pt" style:font-weight-asian="bold" style:font-weight-complex="bold"/>
    </style:style>
    <style:style style:name="T6" style:family="text">
      <style:text-properties fo:color="#000000" style:font-name="Calibri" fo:font-size="10pt" fo:language="en" fo:country="US" fo:font-weight="normal" officeooo:rsid="001ba36a" style:font-size-asian="10pt" style:font-weight-asian="normal" style:font-name-complex="Arial" style:font-size-complex="10.5pt" style:font-weight-complex="normal"/>
    </style:style>
    <style:style style:name="T7" style:family="text">
      <style:text-properties fo:color="#000000" style:font-name="Calibri" fo:font-size="10pt" fo:language="en" fo:country="US" fo:font-weight="normal" officeooo:rsid="001d222c" style:font-size-asian="10pt" style:font-weight-asian="normal" style:font-name-complex="Arial" style:font-size-complex="10.5pt" style:font-weight-complex="normal"/>
    </style:style>
    <style:style style:name="T8" style:family="text">
      <style:text-properties fo:color="#000000" style:font-name="Calibri" fo:font-size="10pt" fo:language="en" fo:country="US" fo:font-weight="normal" style:font-size-asian="10pt" style:font-weight-asian="normal" style:font-name-complex="Arial" style:font-size-complex="10.5pt" style:font-weight-complex="normal"/>
    </style:style>
    <style:style style:name="T9" style:family="text">
      <style:text-properties fo:color="#000000" style:font-name="Calibri" fo:font-size="10pt" fo:language="en" fo:country="US" fo:font-weight="normal" officeooo:rsid="001edf97" style:font-size-asian="10pt" style:font-weight-asian="normal" style:font-name-complex="Arial" style:font-size-complex="10.5pt" style:font-weight-complex="normal"/>
    </style:style>
    <style:style style:name="T10" style:family="text">
      <style:text-properties fo:color="#000000" style:font-name="Calibri" fo:font-size="10pt" fo:language="en" fo:country="US" fo:font-weight="normal" officeooo:rsid="001f5158" style:font-size-asian="10pt" style:font-weight-asian="normal" style:font-name-complex="Arial" style:font-size-complex="10.5pt" style:font-weight-complex="normal"/>
    </style:style>
    <style:style style:name="T11" style:family="text">
      <style:text-properties fo:color="#000000" style:font-name="Calibri" fo:font-size="10pt" fo:language="en" fo:country="US" fo:font-weight="normal" officeooo:rsid="00212dc2" style:font-size-asian="10pt" style:font-weight-asian="normal" style:font-name-complex="Arial" style:font-size-complex="10.5pt" style:font-weight-complex="normal"/>
    </style:style>
    <style:style style:name="T12" style:family="text">
      <style:text-properties fo:color="#000000" style:font-name="Calibri" fo:font-size="10pt" fo:language="en" fo:country="US" fo:font-weight="normal" officeooo:rsid="0022d8d4" style:font-size-asian="10pt" style:font-weight-asian="normal" style:font-name-complex="Arial" style:font-size-complex="10.5pt" style:font-weight-complex="normal"/>
    </style:style>
    <style:style style:name="T13" style:family="text">
      <style:text-properties fo:color="#000000" style:font-name="Calibri" fo:font-size="10pt" fo:language="en" fo:country="US" fo:font-weight="normal" officeooo:rsid="002488cd" style:font-size-asian="10pt" style:font-weight-asian="normal" style:font-name-complex="Arial" style:font-size-complex="10.5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Arjo sets new standard for emission-free commercial transportation.</text:span></text:p>
      <text:p text:style-name="P1"><text:bookmark text:name="_GoBack"/></text:p>
      <text:p text:style-name="P2"><text:span text:style-name="T1">We want to contribute to a new standard for environmentally friendly driving and have acquired a 100 % electric Volkswagen e-Crafter!</text:span></text:p>
      <text:p text:style-name="P2"><text:span text:style-name="T1"/></text:p>
      <text:p text:style-name="P2"><text:span text:style-name="T1"/></text:p>
      <text:p text:style-name="P3"><text:span text:style-name="T2">I Norway, over 200,000 electric cars have been sold, yet only 1,1 % of all commercial delivery vans are electric. </text:span></text:p>
      <text:p text:style-name="P3"><text:span text:style-name="T2"/></text:p>
      <text:p text:style-name="P5"><text:bookmark text:name="tw-target-text"/><text:span text:style-name="T3">Compared to the private cars, transport vehicles faces different challenges and prerequisites in terms of keeping up with the electrification road vehicles. W</text:span><text:span text:style-name="T6">ith the roll-out of </text:span><text:a xlink:type="simple" xlink:href="https://www.autoexpress.co.uk/car-news/consumer-news/98747/diesel-ban-the-future-of-diesel-cars-in-the-uk-and-beyond" text:style-name="ListLabel_20_2" text:visited-style-name="ListLabel_20_2"><text:span text:style-name="Internet_20_link"><text:span text:style-name="T6">diesel bans</text:span></text:span></text:a><text:span text:style-name="T6"> and </text:span><text:a xlink:type="simple" xlink:href="https://www.autoexpress.co.uk/best-cars/86338/best-low-emissions-green-cars" text:style-name="ListLabel_20_2" text:visited-style-name="ListLabel_20_2"><text:span text:style-name="Internet_20_link"><text:span text:style-name="T6">low emissions</text:span></text:span></text:a><text:span text:style-name="T6"> zones in urban environments across the globe, the demand for zero-emissions delivery vehicles </text:span><text:span text:style-name="T7">within </text:span><text:span text:style-name="T6">service industries will increase.</text:span></text:p>
      <text:p text:style-name="P5"><text:span text:style-name="T6"/></text:p>
      <text:p text:style-name="P6"><text:span text:style-name="T9">Reduction of greenhouse gas emission within the transport sector </text:span><text:span text:style-name="T10">is an essential</text:span><text:span text:style-name="T8"> part of reaching Norways </text:span><text:span text:style-name="T9">climate goals set for 2030. </text:span><text:span text:style-name="T11">Therefore</text:span><text:span text:style-name="T10">, the electrification of the transport sector is an important step. As part of setting av new standard for zero-emission, Arjo has acquired </text:span></text:p>
      <text:p text:style-name="P6"><text:span text:style-name="T10">the e-Crafter, a 100 % electric and emission-free delivery van. <text:s/></text:span></text:p>
      <text:p text:style-name="P6"><text:span text:style-name="T10"/></text:p>
      <text:p text:style-name="P7"><text:span text:style-name="T10">C</text:span><text:span text:style-name="T8">hoosing a more environment friendly transport method, is both cost efficient and will help</text:span></text:p>
      <text:p text:style-name="P7"><text:span text:style-name="T8">reduce our environmental footprint. With an estimated reduction of fuel cost by 60,000 NOK,</text:span></text:p>
      <text:p text:style-name="P8"><text:span text:style-name="T8">combined with driving 30,000 kilometer </text:span><text:span text:style-name="T13">yearly </text:span><text:span text:style-name="T8">on </text:span><text:span text:style-name="T13">electric</text:span><text:span text:style-name="T8"> energy, will benefit both the company and the environment. In Norway, </text:span><text:span text:style-name="T12">h</text:span><text:span text:style-name="T8">ydropower </text:span><text:span text:style-name="T12">makes up</text:span><text:span text:style-name="T8"> 98 % </text:span><text:span text:style-name="T12">of all electricity produced. Therefore, </text:span></text:p>
      <text:p text:style-name="P9"><text:span text:style-name="T8">an electric car running on Norwegian hydropower will save the </text:span><text:span text:style-name="T13">environment</text:span><text:span text:style-name="T8"> of nearly 20 tons of </text:span></text:p>
      <text:p text:style-name="P9"><text:span text:style-name="T8">CO2 emissions during its lifetime.</text:span></text:p>
      <text:p text:style-name="P7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26ac3" style:text-line-through-style="none" style:text-line-through-type="none" style:text-underline-style="none" style:text-blinking="false"/>
    </style:style>
    <style:style style:name="ListLabel_20_2" style:display-name="ListLabel 2" style:family="text">
      <style:text-properties fo:color="#000000" style:font-name="Calibri" fo:font-family="Calibri" style:font-family-generic="roman" style:font-pitch="variable" style:font-name-complex="Arial" style:font-family-complex="Arial" style:font-family-generic-complex="system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8:27:53.801812152</meta:creation-date>
    <meta:generator>LibreOffice/6.2.3.2$Linux_X86_64 LibreOffice_project/20$Build-2</meta:generator>
    <dc:date>2019-05-15T19:48:47.807734030</dc:date>
    <meta:editing-duration>PT8M31S</meta:editing-duration>
    <meta:editing-cycles>4</meta:editing-cycles>
    <meta:document-statistic meta:table-count="0" meta:image-count="0" meta:object-count="0" meta:page-count="1" meta:paragraph-count="11" meta:word-count="230" meta:character-count="1508" meta:non-whitespace-character-count="1283"/>
  </office:meta>
</office:document-meta>
</file>